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Times New Roman" fo:font-size="12pt" fo:language="en" fo:country="US" fo:font-weight="normal"/>
    </style:style>
    <style:style style:family="paragraph" style:name="P2" style:display-name="P2" style:parent-style-name="Normal"/>
    <style:style style:family="paragraph" style:name="P3" style:display-name="P3" style:parent-style-name="Normal">
      <style:paragraph-properties fo:break-before="page"/>
    </style:style>
    <style:style style:family="paragraph" style:name="P1" style:display-name="P1"/>
    <style:style style:family="section" style:name="Sect1" style:display-name="Sect1"/>
    <style:style style:family="table" style:name="Table1" style:display-name="Table1">
      <style:table-properties style:width="0.000000" table:align="left"/>
    </style:style>
    <style:style style:family="table-cell" style:name="Table1-col7-row2" style:display-name="Table1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3" style:display-name="Table1_col7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3" style:display-name="Table1_col5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3" style:display-name="Table1_col6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1" style:display-name="Table1_col7_row1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1.270000cm" fo:margin-bottom="1.270000cm" fo:margin-left="1.0in" fo:margin-right="1.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in" fo:margin-right="1.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{{ wettkampf_name }}</text:p>
        <text:p text:style-name="P2"/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3">Rang</text:p>
            </table:table-cell>
            <table:table-cell table:style-name="Table1_col2_row1">
              <text:p text:style-name="P3">Name</text:p>
            </table:table-cell>
            <table:table-cell table:style-name="Table1_col3_row1">
              <text:p text:style-name="P3">Jg</text:p>
            </table:table-cell>
            <table:table-cell table:style-name="Table1_col4_row1">
              <text:p text:style-name="P3">Verein</text:p>
            </table:table-cell>
            <table:table-cell table:style-name="Table1_col5_row1">
              <text:p text:style-name="P3">Land</text:p>
            </table:table-cell>
            <table:table-cell table:style-name="Table1_col6_row1">
              <text:p text:style-name="P3">Punkte</text:p>
            </table:table-cell>
            <table:table-cell table:style-name="Table1_col7_row1">
              <text:p text:style-name="P3">Bem.</text:p>
            </table:table-cell>
          </table:table-row>
          <table:table-row>
            <table:table-cell table:style-name="Table1_col1_row2">
              <text:p text:style-name="P3">{% xmlfor rang, start in rangliste.get %} {{ rang }}</text:p>
            </table:table-cell>
            <table:table-cell table:style-name="Table1_col2_row2">
              <text:p text:style-name="Normal">{{ start.name }}</text:p>
            </table:table-cell>
            <table:table-cell table:style-name="Table1_col3_row2">
              <text:p text:style-name="P3">{{ start.jahrgang }}</text:p>
            </table:table-cell>
            <table:table-cell table:style-name="Table1_col4_row2">
              <text:p text:style-name="P3">{{ start.verein }}</text:p>
            </table:table-cell>
            <table:table-cell table:style-name="Table1_col5_row2">
              <text:p text:style-name="P3">{{ start.land }}</text:p>
            </table:table-cell>
            <table:table-cell table:style-name="Table1_col6_row2">
              <text:p text:style-name="P3"><text:span text:style-name="T1">{{ start.punkte }}</text:span></text:p>
            </table:table-cell>
            <table:table-cell table:style-name="Table1_col7_row2">
              <text:p text:style-name="P3">{{ start.bem }}</text:p>
            </table:table-cell>
          </table:table-row>
          <table:table-row>
            <table:table-cell table:style-name="Table1_col1_row3">
              <text:p text:style-name="P3"/>
            </table:table-cell>
            <table:table-cell table:style-name="Table1_col2_row3" table:number-columns-spanned="3">
              <text:p text:style-name="P3">{{ start.disziplinen_list_text }}</text:p>
            </table:table-cell>
            <table:covered-table-cell/>
            <table:covered-table-cell/>
            <table:table-cell table:style-name="Table1_col5_row3">
              <text:p text:style-name="Normal"/>
            </table:table-cell>
            <table:table-cell table:style-name="Table1_col6_row3">
              <text:p text:style-name="P3"/>
            </table:table-cell>
            <table:table-cell table:style-name="Table1_col7_row3">
              <text:p text:style-name="P3">{% endxmlfor %}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 style:next-style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style style:family="paragraph" style:name="P2" style:display-name="P2">
      <style:paragraph-properties fo:text-align="left"/>
    </style:style>
    <style:style style:family="paragraph" style:name="P1" style:display-name="P1">
      <style:paragraph-properties fo:text-align="left" fo:break-before="page"/>
    </style:style>
    <style:page-layout style:name="Standard">
      <style:page-layout-properties fo:page-width="8.500000in" fo:page-height="11.000000in" style:print-orientation="portrait" fo:margin-top="1.270000cm" fo:margin-bottom="1.270000cm" fo:margin-left="1.0in" fo:margin-right="1.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    <style:header>
        <text:p text:style-name="P1">Header-links<text:tab/><text:tab/><text:tab/><text:tab/><text:tab/>Header-center<text:tab/><text:tab/><text:tab/><text:tab/>Header-rechts</text:p>
      </style:header>
      <style:footer>
        <text:p text:style-name="P2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creator>Andi</dc:creator>
    <meta:creation-date>Tue Dec  2 23:55:52 2014
</meta:creation-date>
    <dc:date>Thu Dec  4 02:29:37 2014
</dc:date>
  </office:meta>
</office:document-meta>
</file>